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athan Hand's Personal reflective report</text:h>
      <text:p text:style-name="Text_20_body"/>
      <text:p text:style-name="Text_20_body">The project as a whole started off really well, members of the team seemed to be involved and really were excited to start work. However as the project leader i think that i noticed more then others a continued decline in effort from certain team members. This would be shown in the form that every meeting that we had after the first couple always had atleast one team member missing, typically over 1/2 the team would not be in attendance. This meant that team meetings seemed to be far less productive as we might have been confused about certain workers input for the project during the week and needed to ask them about it.</text:p>
      <text:p text:style-name="Text_20_body"/>
      <text:p text:style-name="Text_20_body">The project as a whole has taught me many things, this was the first time i had been a project manager for any kind of major project such as this. My time as a project manager has taught me that it's a difficult task to keep ontop of everything and everyone. Quite often feeling large amounts of pressure when things are due in soon and not as much is done as i would like to have seen by that point. However i feel that being a project manager has improved my interpersonal skills as well as time management and generally has given me a much greater understanding of what i'm likely to see in a real world environm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9M47S</meta:editing-duration>
    <meta:editing-cycles>5</meta:editing-cycles>
    <meta:generator>OpenOffice.org/3.4.1$Win32 OpenOffice.org_project/341m1$Build-9593</meta:generator>
    <dc:date>2013-02-17T22:28:22.18</dc:date>
    <meta:document-statistic meta:table-count="0" meta:image-count="0" meta:object-count="0" meta:page-count="1" meta:paragraph-count="3" meta:word-count="237" meta:character-count="1288"/>
    <meta:user-defined meta:name="Info 1"/>
    <meta:user-defined meta:name="Info 2"/>
    <meta:user-defined meta:name="Info 3"/>
    <meta:user-defined meta:name="Info 4"/>
  </office:meta>
</office:document-meta>
</file>